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round" draw:fill="solid" draw:fill-color="#ffcc99" draw:textarea-vertical-align="middle" draw:auto-grow-height="false" draw:fit-to-size="false" fo:padding-top="0.151cm" fo:padding-bottom="0.151cm" fo:padding-left="0.276cm" fo:padding-right="0.276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solid" draw:fill-color="#99cc66" draw:textarea-vertical-align="middle" draw:auto-grow-height="fals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cm" svg:stroke-color="#000000" draw:fill="solid" draw:fill-color="#cc99cc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 style:list-style-name="L2">
      <style:graphic-properties svg:stroke-color="#000000" draw:fill-color="#99cc66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Title_2c__20_Content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4.365cm" svg:height="2.03cm" svg:x="7.141cm" svg:y="8.383cm">
          <text:p text:style-name="P1"><text:span text:style-name="T1">Data</text:span></text:p>
          <text:p text:style-name="P1"><text:span text:style-name="T1">Preprocessing</text:span></text:p>
          <draw:enhanced-geometry draw:mirror-horizontal="false" draw:mirror-vertical="false" draw:text-areas="?f5 ?f5 ?f6 ?f7" svg:viewBox="0 0 0 0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1" draw:text-style-name="P2" draw:layer="layout" svg:width="2.839cm" svg:height="2.03cm" svg:x="18.541cm" svg:y="8.384cm">
          <text:p text:style-name="P1"><text:span text:style-name="T1">LSTM</text:span></text:p>
          <draw:enhanced-geometry draw:mirror-horizontal="false" draw:mirror-vertical="false" draw:text-areas="?f5 ?f5 ?f6 ?f7" svg:viewBox="0 0 0 0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2" draw:text-style-name="P2" draw:layer="layout" svg:width="3.493cm" svg:height="1.671cm" svg:x="13.535cm" svg:y="13.184cm">
          <text:p text:style-name="P1"><text:span text:style-name="T1">Processed</text:span></text:p>
          <text:p text:style-name="P1"><text:span text:style-name="T1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.668cm" svg:height="0.96cm" svg:x="24.392cm" svg:y="8.944cm">
          <text:p text:style-name="P3"><text:span text:style-name="T1">…</text:span><text:span text:style-name="T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2" draw:layer="layout" svg:width="2.539cm" svg:height="1.777cm" svg:x="13.916cm" svg:y="4.58cm">
          <text:p text:style-name="P1"><text:span text:style-name="T1">Fire</text:span></text:p>
          <draw:enhanced-geometry draw:mirror-horizontal="false" draw:mirror-vertical="false" drawooo:sub-view-size="6 6" draw:text-areas="?f5 0 ?f0 ?f3" svg:viewBox="0 0 0 0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CustomShape 7" draw:style-name="gr3" draw:text-style-name="P2" draw:layer="layout" svg:width="2.539cm" svg:height="1.777cm" svg:x="13.917cm" svg:y="6.781cm">
          <text:p text:style-name="P1"><text:span text:style-name="T1">Law</text:span></text:p>
          <draw:enhanced-geometry draw:mirror-horizontal="false" draw:mirror-vertical="false" drawooo:sub-view-size="6 6" draw:text-areas="?f5 0 ?f0 ?f3" svg:viewBox="0 0 0 0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CustomShape 8" draw:style-name="gr3" draw:text-style-name="P2" draw:layer="layout" svg:width="2.983cm" svg:height="2.023cm" svg:x="13.718cm" svg:y="8.936cm">
          <text:p text:style-name="P1"><text:span text:style-name="T1">Structural</text:span></text:p>
          <draw:enhanced-geometry draw:mirror-horizontal="false" draw:mirror-vertical="false" drawooo:sub-view-size="6 6" draw:text-areas="?f5 0 ?f0 ?f3" svg:viewBox="0 0 0 0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CustomShape 9" draw:style-name="gr3" draw:text-style-name="P2" draw:layer="layout" svg:width="2.539cm" svg:height="1.777cm" svg:x="13.919cm" svg:y="11.283cm">
          <text:p text:style-name="P1"><text:span text:style-name="T1">Utility</text:span></text:p>
          <draw:enhanced-geometry draw:mirror-horizontal="false" draw:mirror-vertical="false" drawooo:sub-view-size="6 6" draw:text-areas="?f5 0 ?f0 ?f3" svg:viewBox="0 0 0 0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CustomShape 14" draw:style-name="gr4" draw:text-style-name="P2" draw:layer="layout" svg:width="3.447cm" svg:height="1.269cm" svg:x="23.476cm" svg:y="7.366cm">
          <text:p text:style-name="P1"><text:span text:style-name="T1">Predictions</text:span></text:p>
          <draw:enhanced-geometry draw:mirror-horizontal="false" draw:mirror-vertical="false" draw:text-areas="0 0 ?f11 ?f6" svg:viewBox="0 0 0 0" draw:type="ooxml-foldedCorner" draw:modifiers="189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CustomShape 15" draw:style-name="gr4" draw:text-style-name="P2" draw:layer="layout" svg:width="3.447cm" svg:height="1.27cm" svg:x="23.477cm" svg:y="10.413cm">
          <text:p text:style-name="P1"><text:span text:style-name="T1">Predictions</text:span></text:p>
          <draw:enhanced-geometry draw:mirror-horizontal="false" draw:mirror-vertical="false" draw:text-areas="0 0 ?f11 ?f6" svg:viewBox="0 0 0 0" draw:type="ooxml-foldedCorner" draw:modifiers="189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style-name="gr5" draw:text-style-name="P1" draw:layer="layout" svg:width="4.318cm" svg:height="3.302cm" svg:x="0.878cm" svg:y="7.566cm">
          <text:p text:style-name="P1"><text:span text:style-name="T2">NYC Emergency</text:span></text:p>
          <text:p text:style-name="P1"><text:span text:style-name="T2">Response 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1.27cm" svg:height="0.254cm" svg:x="5.588cm" svg:y="9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27cm" svg:height="0.254cm" svg:x="11.989cm" svg:y="9.1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27cm" svg:height="0.254cm" svg:x="16.89cm" svg:y="9.1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27cm" svg:height="0.254cm" svg:x="21.791cm" svg:y="9.1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7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10T00:41:44.979831439</dc:date>
    <meta:generator>LibreOffice/4.2.8.2$Linux_X86_64 LibreOffice_project/420m0$Build-2</meta:generator>
    <meta:editing-duration>P0D</meta:editing-duration>
    <meta:editing-cycles>1</meta:editing-cycles>
    <meta:document-statistic meta:object-count="35"/>
  </office:meta>
</office:document-meta>
</file>